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LMRoman10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draw:layer="layout" svg:width="7.285cm" svg:height="7.622cm" svg:x="3.603cm" svg:y="6.08cm">
          <text:p text:style-name="P1"><text:span text:style-name="T1">NeuralNetwork</text:span></text:p>
          <text:p text:style-name="P1"><text:span text:style-name="T2"/></text:p>
          <text:p text:style-name="P1"><text:span text:style-name="T2">inputs_pointer</text:span></text:p>
          <text:p text:style-name="P1"><text:span text:style-name="T2">outputs_pointer</text:span></text:p>
          <text:p text:style-name="P1"><text:span text:style-name="T2">multilayer_perceptron_pointer</text:span></text:p>
          <text:p text:style-name="P1"><text:span text:style-name="T2">scaling_layer_pointer</text:span></text:p>
          <text:p text:style-name="P1"><text:span text:style-name="T2">unscaling_layer_pointer</text:span></text:p>
          <text:p text:style-name="P1"><text:span text:style-name="T2">bounding_layer_pointer</text:span></text:p>
          <text:p text:style-name="P1"><text:span text:style-name="T2">probabilistic_layer_pointer</text:span></text:p>
          <text:p text:style-name="P1"><text:span text:style-name="T2">conditions_layer_pointer</text:span></text:p>
          <text:p text:style-name="P1"><text:span text:style-name="T2"/></text:p>
          <text:p text:style-name="P1"><text:span text:style-name="T2">calculate_outputs</text:span></text:p>
          <text:p text:style-name="P1"><text:span text:style-name="T2">calculate_Jacobian</text:span></text:p>
          <text:p text:style-name="P1"><text:span text:style-name="T2">calculate_Hessian_for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line draw:style-name="gr1" draw:text-style-name="P3" draw:layer="layout" svg:x1="3.618cm" svg:y1="7.356cm" svg:x2="10.903cm" svg:y2="7.356cm">
          <text:p/>
        </draw:line>
        <draw:line draw:style-name="gr1" draw:text-style-name="P3" draw:layer="layout" svg:x1="3.617cm" svg:y1="11.66cm" svg:x2="10.888cm" svg:y2="11.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/4.0.0$Win32 OpenOffice.org_project/400m3$Build-9702</meta:generator>
    <dc:date>2014-02-18T13:04:39.46</dc:date>
    <meta:editing-duration>PT5H20M24S</meta:editing-duration>
    <meta:editing-cycles>21</meta:editing-cycles>
    <meta:document-statistic meta:object-count="3"/>
  </office:meta>
</office:document-meta>
</file>